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FDBB6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77BC65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#FF5429" style:repeat-content="false"/>
      <style:paragraph-properties fo:text-align="center"/>
    </style:style>
    <style:style style:name="co1" style:family="table-column">
      <style:table-column-properties fo:break-before="auto" style:column-width="16.298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6380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3" table:number-rows-spanned="1" table:style-name="ce3">
            <text:p>Timelister alph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Ola W.P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Ola 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tvikling av API-wrapper (11.sep – 14.sep)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marbeid planlegging, sette opp git repo, arb.fordeling osv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skusjon/samarbeid/etc (gruppemøter)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psett av recyclerview og adapter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avbar design/funksjonalitet m/fragments+toolbar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loating action button meny</text:p>
          </table:table-cell>
          <table:table-cell table:style-name="ce1"/>
          <table:table-cell office:value-type="float" office:value="2.5" table:style-name="ce1">
            <text:p>2.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amarbeid for å få recyclerviewadapter og fragments inn I navbar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tvikling av AddActivity – integrering av API-wrapper (hente ut info)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å AddActivity til å snakke med recyclerview o.l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lish av recyclerview (riktig implementasjon) mtp AddActivity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Sammenlagt timeantall per pers.</text:p>
          </table:table-cell>
          <table:table-cell office:value-type="float" office:value="17.5" table:formula="of:=SUM([.B6:.B19])" table:style-name="ce1">
            <text:p>17.5</text:p>
          </table:table-cell>
          <table:table-cell office:value-type="float" office:value="15.5" table:formula="of:=SUM([.C6:.C12])" table:style-name="ce1">
            <text:p>15.5</text:p>
          </table:table-cell>
          <table:table-cell office:value-type="float" office:value="21" table:formula="of:=SUM([.D6:.D19])" table:style-name="ce1">
            <text:p>21</text:p>
          </table:table-cell>
          <table:table-cell table:number-columns-repeated="16380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3" table:number-rows-spanned="1" table:style-name="ce4">
            <text:p>Timelister beta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Ola W.P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Ola 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ytte ut lister med én uniform liste m.m (se git commits)</text:p>
          </table:table-cell>
          <table:table-cell table:number-columns-repeated="2" table:style-name="ce1"/>
          <table:table-cell office:value-type="float" office:value="1.5" table:style-name="ce1">
            <text:p>1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gge til funksjonalitet som laster inn info fra lister I AddActivity (m.m)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apter, fragment og layout som gjør det mulig å velge item etter søk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dringer I AddActivity og NG-api for å implementere søkefunskjon</text:p>
          </table:table-cell>
          <table:table-cell table:number-columns-repeated="2" table:style-name="ce1"/>
          <table:table-cell office:value-type="float" office:value="2.5" table:style-name="ce1">
            <text:p>2.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ppsett og testing av Firebase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mplementering av FirebaseAuth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I, farge og annet diverse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plementering av barcodescanner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å barcode til å fungere med AddActivity m.m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kse sorteringsfunksjon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sting av firebase real time database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hoppinglist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ammenlagt timeantall per pers.</text:p>
          </table:table-cell>
          <table:table-cell office:value-type="float" office:value="13" table:formula="of:=SUM([.B31:.B43])" table:style-name="ce1">
            <text:p>13</text:p>
          </table:table-cell>
          <table:table-cell office:value-type="float" office:value="10" table:formula="of:=SUM([.C31:.C43])" table:style-name="ce1">
            <text:p>10</text:p>
          </table:table-cell>
          <table:table-cell office:value-type="float" office:value="11" table:formula="of:=SUM([.D31:.D43])" table:style-name="ce1">
            <text:p>11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"/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3" table:number-rows-spanned="1" table:style-name="ce5">
            <text:p>Timelister final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Ola W.P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Ola 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dringer for å bruke samme fragment for både shoppinglist og kjøleskap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dringer til tema (styles, strings, osv) og sortering begge veier for lister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ks for å få fungerende scanner på API 21</text:p>
          </table:table-cell>
          <table:table-cell table:number-columns-repeated="2" table:style-name="ce1"/>
          <table:table-cell office:value-type="string" table:style-name="ce1">
            <text:p>40 mi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kset bug som resulterte i at endringer til item uten å bruke search ikke ble lagret.</text:p>
          </table:table-cell>
          <table:table-cell table:number-columns-repeated="2" table:style-name="ce1"/>
          <table:table-cell office:value-type="string" table:style-name="ce1">
            <text:p>30 mi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dringer for å få forskjellig layout på fridge og shoppinglis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bugging og bugfix relatert til rotering og back button i AddActivity</text:p>
          </table:table-cell>
          <table:table-cell table:number-columns-repeated="2" table:style-name="ce1"/>
          <table:table-cell office:value-type="string" table:style-name="ce1">
            <text:p>30 mi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ranglete redesign av AddActivity og onLongClickListeners m.m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kset funksjonalitet for å legge til lokale items uten å bruke søk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rebase realtime database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må endringer på FirebaseAuth og implementering av signout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Ola</dc:creator>
    <meta:creation-date>2018-10-19T15:59:58Z</meta:creation-date>
    <dc:date>2018-11-15T17:38:06Z</dc:date>
    <meta:editing-cycles>15</meta:editing-cycles>
    <meta:editing-duration>PT9339S</meta:editing-duration>
  </office:meta>
</office:document-meta>
</file>